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8.79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01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58.45pt" fo:break-before="auto" style:use-optimal-row-height="false"/>
    </style:style>
    <style:style style:name="ro2" style:family="table-row">
      <style:table-row-properties style:row-height="17.2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22">
      <style:table-cell-properties fo:border="0.06pt solid #000000"/>
    </style:style>
    <style:style style:name="ce4" style:family="table-cell" style:parent-style-name="Default">
      <style:table-cell-properties fo:background-color="#00ccff" fo:wrap-option="wrap"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h</text:p>
          </table:table-cell>
          <table:table-cell table:style-name="ce4" office:value-type="string" calcext:value-type="string">
            <text:p>Погрешность метода Эйлера</text:p>
          </table:table-cell>
          <table:table-cell table:style-name="ce4" office:value-type="string" calcext:value-type="string">
            <text:p>p* метода Эйлера</text:p>
          </table:table-cell>
          <table:table-cell table:style-name="ce4" office:value-type="string" calcext:value-type="string">
            <text:p>p’ метода Эйлера</text:p>
          </table:table-cell>
          <table:table-cell table:style-name="ce4" office:value-type="string" calcext:value-type="string">
            <text:p>погрешность метода предиктор-корректор</text:p>
          </table:table-cell>
          <table:table-cell table:style-name="ce4" office:value-type="string" calcext:value-type="string">
            <text:p>p* метода предиктор-корректор</text:p>
          </table:table-cell>
          <table:table-cell table:style-name="ce4" office:value-type="string" calcext:value-type="string">
            <text:p>p’ метода предиктор-корректор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5.63920649074559" calcext:value-type="float">
            <text:p>5.63920649074559</text:p>
          </table:table-cell>
          <table:table-cell office:value-type="float" office:value="0.98138477846889" calcext:value-type="float">
            <text:p>0.98138477846889</text:p>
          </table:table-cell>
          <table:table-cell office:value-type="float" office:value="0.963289118471725" calcext:value-type="float">
            <text:p>0.963289118471725</text:p>
          </table:table-cell>
          <table:table-cell table:style-name="ce2" office:value-type="float" office:value="0.344516111620564" calcext:value-type="float">
            <text:p>0.344516111620564</text:p>
          </table:table-cell>
          <table:table-cell office:value-type="float" office:value="1.98794634641563" calcext:value-type="float">
            <text:p>1.98794634641563</text:p>
          </table:table-cell>
          <table:table-cell office:value-type="float" office:value="1.98429594644688" calcext:value-type="float">
            <text:p>1.98429594644688</text:p>
          </table:table-cell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2.85622056529868" calcext:value-type="float">
            <text:p>2.85622056529868</text:p>
          </table:table-cell>
          <table:table-cell office:value-type="float" office:value="0.99923750460703" calcext:value-type="float">
            <text:p>0.99923750460703</text:p>
          </table:table-cell>
          <table:table-cell office:value-type="float" office:value="0.996570082465516" calcext:value-type="float">
            <text:p>0.996570082465516</text:p>
          </table:table-cell>
          <table:table-cell table:style-name="ce2" office:value-type="float" office:value="0.086851646663807" calcext:value-type="float">
            <text:p>0.086851646663807</text:p>
          </table:table-cell>
          <table:table-cell office:value-type="float" office:value="1.99883072681778" calcext:value-type="float">
            <text:p>1.99883072681778</text:p>
          </table:table-cell>
          <table:table-cell office:value-type="float" office:value="1.99813662144507" calcext:value-type="float">
            <text:p>1.99813662144507</text:p>
          </table:table-cell>
        </table:table-row>
        <table:table-row table:style-name="ro2">
          <table:table-cell office:value-type="float" office:value="0.275" calcext:value-type="float">
            <text:p>0.275</text:p>
          </table:table-cell>
          <table:table-cell office:value-type="float" office:value="1.42886526917929" calcext:value-type="float">
            <text:p>1.42886526917929</text:p>
          </table:table-cell>
          <table:table-cell office:value-type="float" office:value="1.0019070410543" calcext:value-type="float">
            <text:p>1.0019070410543</text:p>
          </table:table-cell>
          <table:table-cell office:value-type="float" office:value="1.00233530196781" calcext:value-type="float">
            <text:p>1.00233530196781</text:p>
          </table:table-cell>
          <table:table-cell table:style-name="ce2" office:value-type="float" office:value="0.021730516645327" calcext:value-type="float">
            <text:p>0.021730516645327</text:p>
          </table:table-cell>
          <table:table-cell office:value-type="float" office:value="2.00091279575186" calcext:value-type="float">
            <text:p>2.00091279575186</text:p>
          </table:table-cell>
          <table:table-cell office:value-type="float" office:value="2.0009323886528" calcext:value-type="float">
            <text:p>2.0009323886528</text:p>
          </table:table-cell>
        </table:table-row>
        <table:table-row table:style-name="ro2">
          <table:table-cell office:value-type="float" office:value="0.1375" calcext:value-type="float">
            <text:p>0.1375</text:p>
          </table:table-cell>
          <table:table-cell office:value-type="float" office:value="0.713488878468622" calcext:value-type="float">
            <text:p>0.713488878468622</text:p>
          </table:table-cell>
          <table:table-cell office:value-type="float" office:value="1.00147777478541" calcext:value-type="float">
            <text:p>1.00147777478541</text:p>
          </table:table-cell>
          <table:table-cell office:value-type="float" office:value="1.00209602499131" calcext:value-type="float">
            <text:p>1.00209602499131</text:p>
          </table:table-cell>
          <table:table-cell table:style-name="ce2" office:value-type="float" office:value="0.005429193014217" calcext:value-type="float">
            <text:p>0.005429193014217</text:p>
          </table:table-cell>
          <table:table-cell office:value-type="float" office:value="2.00085396905695" calcext:value-type="float">
            <text:p>2.00085396905695</text:p>
          </table:table-cell>
          <table:table-cell office:value-type="float" office:value="2.00096255615676" calcext:value-type="float">
            <text:p>2.00096255615676</text:p>
          </table:table-cell>
        </table:table-row>
        <table:table-row table:style-name="ro2">
          <table:table-cell office:value-type="float" office:value="0.06875" calcext:value-type="float">
            <text:p>0.06875</text:p>
          </table:table-cell>
          <table:table-cell office:value-type="float" office:value="0.356379207490249" calcext:value-type="float">
            <text:p>0.356379207490249</text:p>
          </table:table-cell>
          <table:table-cell office:value-type="float" office:value="1.00085852300928" calcext:value-type="float">
            <text:p>1.00085852300928</text:p>
          </table:table-cell>
          <table:table-cell office:value-type="float" office:value="1.00125923851024" calcext:value-type="float">
            <text:p>1.00125923851024</text:p>
          </table:table-cell>
          <table:table-cell table:style-name="ce2" office:value-type="float" office:value="0.001356495070827" calcext:value-type="float">
            <text:p>0.001356495070827</text:p>
          </table:table-cell>
          <table:table-cell office:value-type="float" office:value="2.00052799967827" calcext:value-type="float">
            <text:p>2.00052799967827</text:p>
          </table:table-cell>
          <table:table-cell office:value-type="float" office:value="2.00060751497088" calcext:value-type="float">
            <text:p>2.00060751497088</text:p>
          </table:table-cell>
        </table:table-row>
        <table:table-row table:style-name="ro2">
          <table:table-cell office:value-type="float" office:value="0.034375" calcext:value-type="float">
            <text:p>0.034375</text:p>
          </table:table-cell>
          <table:table-cell office:value-type="float" office:value="0.178083597720514" calcext:value-type="float">
            <text:p>0.178083597720514</text:p>
          </table:table-cell>
          <table:table-cell office:value-type="float" office:value="1.00045744191718" calcext:value-type="float">
            <text:p>1.00045744191718</text:p>
          </table:table-cell>
          <table:table-cell office:value-type="float" office:value="1.00067924243081" calcext:value-type="float">
            <text:p>1.00067924243081</text:p>
          </table:table-cell>
          <table:table-cell table:style-name="ce2" office:value-type="float" office:value="0.000338999677398" calcext:value-type="float">
            <text:p>0.000338999677398</text:p>
          </table:table-cell>
          <table:table-cell office:value-type="float" office:value="2.00028936370414" calcext:value-type="float">
            <text:p>2.00028936370414</text:p>
          </table:table-cell>
          <table:table-cell office:value-type="float" office:value="2.00033546588443" calcext:value-type="float">
            <text:p>2.00033546588443</text:p>
          </table:table-cell>
        </table:table-row>
        <table:table-row table:style-name="ro2">
          <table:table-cell office:value-type="float" office:value="0.0171875" calcext:value-type="float">
            <text:p>0.0171875</text:p>
          </table:table-cell>
          <table:table-cell office:value-type="float" office:value="0.089013570445204" calcext:value-type="float">
            <text:p>0.089013570445204</text:p>
          </table:table-cell>
          <table:table-cell office:value-type="float" office:value="1.00023553485351" calcext:value-type="float">
            <text:p>1.00023553485351</text:p>
          </table:table-cell>
          <table:table-cell office:value-type="float" office:value="1.00035159994854" calcext:value-type="float">
            <text:p>1.00035159994854</text:p>
          </table:table-cell>
          <table:table-cell office:value-type="float" office:value="0.000084732922623" calcext:value-type="float">
            <text:p>0.000084732922623</text:p>
          </table:table-cell>
          <table:table-cell office:value-type="float" office:value="2.00015102857663" calcext:value-type="float">
            <text:p>2.00015102857663</text:p>
          </table:table-cell>
          <table:table-cell office:value-type="float" office:value="2.00017566352174" calcext:value-type="float">
            <text:p>2.00017566352174</text:p>
          </table:table-cell>
        </table:table-row>
        <table:table-row table:style-name="ro2">
          <table:table-cell office:value-type="float" office:value="0.00859375" calcext:value-type="float">
            <text:p>0.00859375</text:p>
          </table:table-cell>
          <table:table-cell office:value-type="float" office:value="0.044499519623729" calcext:value-type="float">
            <text:p>0.044499519623729</text:p>
          </table:table-cell>
          <table:table-cell office:value-type="float" office:value="1.00011944119845" calcext:value-type="float">
            <text:p>1.00011944119845</text:p>
          </table:table-cell>
          <table:table-cell office:value-type="float" office:value="1.00017873972692" calcext:value-type="float">
            <text:p>1.00017873972692</text:p>
          </table:table-cell>
          <table:table-cell office:value-type="float" office:value="0.000021181013206" calcext:value-type="float">
            <text:p>0.000021181013206</text:p>
          </table:table-cell>
          <table:table-cell office:value-type="float" office:value="2.00007711722004" calcext:value-type="float">
            <text:p>2.00007711722004</text:p>
          </table:table-cell>
          <table:table-cell office:value-type="float" office:value="2.0000898041594" calcext:value-type="float">
            <text:p>2.0000898041594</text:p>
          </table:table-cell>
        </table:table-row>
        <table:table-row table:style-name="ro2">
          <table:table-cell office:value-type="float" office:value="0.004296875" calcext:value-type="float">
            <text:p>0.004296875</text:p>
          </table:table-cell>
          <table:table-cell office:value-type="float" office:value="0.022247917823159" calcext:value-type="float">
            <text:p>0.022247917823159</text:p>
          </table:table-cell>
          <table:table-cell office:value-type="float" office:value="1.00006013528871" calcext:value-type="float">
            <text:p>1.00006013528871</text:p>
          </table:table-cell>
          <table:table-cell office:value-type="float" office:value="1.0000900978262" calcext:value-type="float">
            <text:p>1.0000900978262</text:p>
          </table:table-cell>
          <table:table-cell office:value-type="float" office:value="0.000005294970257" calcext:value-type="float">
            <text:p>0.000005294970257</text:p>
          </table:table-cell>
          <table:table-cell office:value-type="float" office:value="2.00003905484276" calcext:value-type="float">
            <text:p>2.00003905484276</text:p>
          </table:table-cell>
          <table:table-cell office:value-type="float" office:value="2.00004576530383" calcext:value-type="float">
            <text:p>2.00004576530383</text:p>
          </table:table-cell>
        </table:table-row>
        <table:table-row table:style-name="ro2">
          <table:table-cell office:value-type="float" office:value="0.0021484375" calcext:value-type="float">
            <text:p>0.0021484375</text:p>
          </table:table-cell>
          <table:table-cell office:value-type="float" office:value="0.011123495245648" calcext:value-type="float">
            <text:p>0.011123495245648</text:p>
          </table:table-cell>
          <table:table-cell office:value-type="float" office:value="1.00003017087555" calcext:value-type="float">
            <text:p>1.00003017087555</text:p>
          </table:table-cell>
          <table:table-cell office:value-type="float" office:value="1.00004523016492" calcext:value-type="float">
            <text:p>1.00004523016492</text:p>
          </table:table-cell>
          <table:table-cell office:value-type="float" office:value="0.000001323706739" calcext:value-type="float">
            <text:p>0.000001323706739</text:p>
          </table:table-cell>
          <table:table-cell office:value-type="float" office:value="2.00001893647247" calcext:value-type="float">
            <text:p>2.00001893647247</text:p>
          </table:table-cell>
          <table:table-cell office:value-type="float" office:value="2.00002292401464" calcext:value-type="float">
            <text:p>2.00002292401464</text:p>
          </table:table-cell>
        </table:table-row>
        <table:table-row table:style-name="ro2">
          <table:table-cell office:value-type="float" office:value="0.00107421875" calcext:value-type="float">
            <text:p>0.00107421875</text:p>
          </table:table-cell>
          <table:table-cell office:value-type="float" office:value="0.005561631312001" calcext:value-type="float">
            <text:p>0.005561631312001</text:p>
          </table:table-cell>
          <table:table-cell office:value-type="float" office:value="1.00001511111145" calcext:value-type="float">
            <text:p>1.00001511111145</text:p>
          </table:table-cell>
          <table:table-cell office:value-type="float" office:value="1.00002266011163" calcext:value-type="float">
            <text:p>1.00002266011163</text:p>
          </table:table-cell>
          <table:table-cell office:value-type="float" office:value="0.00000033092234" calcext:value-type="float">
            <text:p>0.000000330922340</text:p>
          </table:table-cell>
          <table:table-cell office:value-type="float" office:value="2.00000695434205" calcext:value-type="float">
            <text:p>2.00000695434205</text:p>
          </table:table-cell>
          <table:table-cell office:value-type="float" office:value="1.99999838403927" calcext:value-type="float">
            <text:p>1.99999838403927</text:p>
          </table:table-cell>
        </table:table-row>
        <table:table-row table:style-name="ro2">
          <table:table-cell office:value-type="float" office:value="0.000537109375" calcext:value-type="float">
            <text:p>0.000537109375</text:p>
          </table:table-cell>
          <table:table-cell office:value-type="float" office:value="0.002780786529266" calcext:value-type="float">
            <text:p>0.002780786529266</text:p>
          </table:table-cell>
          <table:table-cell office:value-type="float" office:value="1.00000756198432" calcext:value-type="float">
            <text:p>1.00000756198432</text:p>
          </table:table-cell>
          <table:table-cell office:value-type="float" office:value="1.00001134165273" calcext:value-type="float">
            <text:p>1.00001134165273</text:p>
          </table:table-cell>
          <table:table-cell office:value-type="float" office:value="0.000000082730188" calcext:value-type="float">
            <text:p>0.000000082730188</text:p>
          </table:table-cell>
          <table:table-cell office:value-type="float" office:value="2.00003294452065" calcext:value-type="float">
            <text:p>2.00003294452065</text:p>
          </table:table-cell>
          <table:table-cell office:value-type="float" office:value="2.00005875397976" calcext:value-type="float">
            <text:p>2.00005875397976</text:p>
          </table:table-cell>
        </table:table-row>
        <table:table-row table:style-name="ro2">
          <table:table-cell office:value-type="float" office:value="0.0002685546875" calcext:value-type="float">
            <text:p>0.0002685546875</text:p>
          </table:table-cell>
          <table:table-cell office:value-type="float" office:value="0.001390385976814" calcext:value-type="float">
            <text:p>0.001390385976814</text:p>
          </table:table-cell>
          <table:table-cell office:value-type="float" office:value="1.00000378228897" calcext:value-type="float">
            <text:p>1.00000378228897</text:p>
          </table:table-cell>
          <table:table-cell office:value-type="float" office:value="1.00000567415865" calcext:value-type="float">
            <text:p>1.00000567415865</text:p>
          </table:table-cell>
          <table:table-cell office:value-type="float" office:value="0.000000020682072" calcext:value-type="float">
            <text:p>0.000000020682072</text:p>
          </table:table-cell>
          <table:table-cell office:value-type="float" office:value="1.9999555785042" calcext:value-type="float">
            <text:p>1.9999555785042</text:p>
          </table:table-cell>
          <table:table-cell office:value-type="float" office:value="1.99992879336693" calcext:value-type="float">
            <text:p>1.99992879336693</text:p>
          </table:table-cell>
        </table:table-row>
        <table:table-row table:style-name="ro2">
          <table:table-cell office:value-type="float" office:value="0.00013427734375" calcext:value-type="float">
            <text:p>0.00013427734375</text:p>
          </table:table-cell>
          <table:table-cell office:value-type="float" office:value="0.00069519116583" calcext:value-type="float">
            <text:p>0.00069519116583</text:p>
          </table:table-cell>
          <table:table-cell office:value-type="float" office:value="1.00000189044134" calcext:value-type="float">
            <text:p>1.00000189044134</text:p>
          </table:table-cell>
          <table:table-cell office:value-type="float" office:value="1.00000282680636" calcext:value-type="float">
            <text:p>1.00000282680636</text:p>
          </table:table-cell>
          <table:table-cell office:value-type="float" office:value="0.00000000517068" calcext:value-type="float">
            <text:p>0.000000005170680</text:p>
          </table:table-cell>
          <table:table-cell office:value-type="float" office:value="2.00002279913463" calcext:value-type="float">
            <text:p>2.00002279913463</text:p>
          </table:table-cell>
          <table:table-cell office:value-type="float" office:value="1.99991211151847" calcext:value-type="float">
            <text:p>1.99991211151847</text:p>
          </table:table-cell>
        </table:table-row>
        <table:table-row table:style-name="ro2">
          <table:table-cell table:style-name="ce3" office:value-type="float" office:value="0.000067138671875" calcext:value-type="float">
            <text:p>0.000067138671875</text:p>
          </table:table-cell>
          <table:table-cell office:value-type="float" office:value="0.000347595127439" calcext:value-type="float">
            <text:p>0.000347595127439</text:p>
          </table:table-cell>
          <table:table-cell office:value-type="float" office:value="1.00000095403391" calcext:value-type="float">
            <text:p>1.00000095403391</text:p>
          </table:table-cell>
          <table:table-cell office:value-type="float" office:value="1.00000143491165" calcext:value-type="float">
            <text:p>1.00000143491165</text:p>
          </table:table-cell>
          <table:table-cell office:value-type="float" office:value="0.000000001292654" calcext:value-type="float">
            <text:p>0.000000001292654</text:p>
          </table:table-cell>
          <table:table-cell office:value-type="float" office:value="2.00035194418311" calcext:value-type="float">
            <text:p>2.00035194418311</text:p>
          </table:table-cell>
          <table:table-cell office:value-type="float" office:value="1.99644402950832" calcext:value-type="float">
            <text:p>1.996444029508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5" loext:min-decimal-places="15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ihtenshtein </meta:initial-creator>
    <meta:creation-date>2016-12-18T20:08:46.437987751</meta:creation-date>
    <dc:date>2016-12-18T20:44:37.155089200</dc:date>
    <dc:creator>ulihtenshtein </dc:creator>
    <meta:editing-duration>PT25M9S</meta:editing-duration>
    <meta:editing-cycles>2</meta:editing-cycles>
    <meta:generator>LibreOffice/5.2.1.2$Linux_X86_64 LibreOffice_project/31dd62db80d4e60af04904455ec9c9219178d620</meta:generator>
    <meta:document-statistic meta:table-count="1" meta:cell-count="112" meta:object-count="0"/>
  </office:meta>
</office:document-meta>
</file>